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B00000101B5AC748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6.391cm"/>
    </style:style>
    <style:style style:name="Tabelle1.B" style:family="table-column">
      <style:table-column-properties style:column-width="4.942cm"/>
    </style:style>
    <style:style style:name="Tabelle1.C" style:family="table-column">
      <style:table-column-properties style:column-width="5.662cm"/>
    </style:style>
    <style:style style:name="Tabel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eeeee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97cm" fo:border-left="0.05pt solid #000000" fo:border-right="none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1" style:family="table-cell">
      <style:table-cell-properties fo:padding="0.097cm" fo:border-left="0.05pt solid #000000" fo:border-right="none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2" style:family="table-cell">
      <style:table-cell-properties fo:padding="0.097cm" fo:border-left="0.05pt solid #000000" fo:border-right="none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3" style:family="table-cell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4" style:family="table-cell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5" style:family="table-cell">
      <style:table-cell-properties fo:padding="0.097cm" fo:border-left="0.05pt solid #000000" fo:border-right="none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6" style:family="table-cell">
      <style:table-cell-properties fo:padding="0.097cm" fo:border-left="0.05pt solid #000000" fo:border-right="none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7" style:family="table-cell">
      <style:table-cell-properties fo:padding="0.097cm" fo:border-left="0.05pt solid #000000" fo:border-right="none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8" style:family="table-cell">
      <style:table-cell-properties fo:padding="0.097cm" fo:border-left="0.05pt solid #000000" fo:border-right="none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9" style:family="table-cell">
      <style:table-cell-properties fo:padding="0.097cm" fo:border-left="0.05pt solid #000000" fo:border-right="none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0" style:family="table-cell">
      <style:table-cell-properties fo:padding="0.097cm" fo:border-left="0.05pt solid #000000" fo:border-right="none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1" style:family="table-cell">
      <style:table-cell-properties fo:padding="0.097cm" fo:border-left="0.05pt solid #000000" fo:border-right="none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2" style:family="table-cell">
      <style:table-cell-properties fo:padding="0.097cm" fo:border-left="0.05pt solid #000000" fo:border-right="none" fo:border-top="none" fo:border-bottom="0.05pt solid #000000"/>
    </style:style>
    <style:style style:name="Tabelle1.B32" style:family="table-cell">
      <style:table-cell-properties fo:padding="0.097cm" fo:border-left="0.05pt solid #000000" fo:border-right="none" fo:border-top="none" fo:border-bottom="0.05pt solid #000000"/>
    </style:style>
    <style:style style:name="Tabel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3" style:family="table-cell">
      <style:table-cell-properties fo:padding="0.097cm" fo:border-left="0.05pt solid #000000" fo:border-right="none" fo:border-top="none" fo:border-bottom="0.05pt solid #000000"/>
    </style:style>
    <style:style style:name="Tabelle1.B33" style:family="table-cell">
      <style:table-cell-properties fo:padding="0.097cm" fo:border-left="0.05pt solid #000000" fo:border-right="none" fo:border-top="none" fo:border-bottom="0.05pt solid #000000"/>
    </style:style>
    <style:style style:name="Tabel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4" style:family="table-cell">
      <style:table-cell-properties fo:padding="0.097cm" fo:border-left="0.05pt solid #000000" fo:border-right="none" fo:border-top="none" fo:border-bottom="0.05pt solid #000000"/>
    </style:style>
    <style:style style:name="Tabelle1.B34" style:family="table-cell">
      <style:table-cell-properties fo:padding="0.097cm" fo:border-left="0.05pt solid #000000" fo:border-right="none" fo:border-top="none" fo:border-bottom="0.05pt solid #000000"/>
    </style:style>
    <style:style style:name="Tabel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5" style:family="table-cell">
      <style:table-cell-properties fo:padding="0.097cm" fo:border-left="0.05pt solid #000000" fo:border-right="none" fo:border-top="none" fo:border-bottom="0.05pt solid #000000"/>
    </style:style>
    <style:style style:name="Tabelle1.B35" style:family="table-cell">
      <style:table-cell-properties fo:padding="0.097cm" fo:border-left="0.05pt solid #000000" fo:border-right="none" fo:border-top="none" fo:border-bottom="0.05pt solid #000000"/>
    </style:style>
    <style:style style:name="Tabel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6" style:family="table-cell">
      <style:table-cell-properties fo:padding="0.097cm" fo:border-left="0.05pt solid #000000" fo:border-right="none" fo:border-top="none" fo:border-bottom="0.05pt solid #000000"/>
    </style:style>
    <style:style style:name="Tabelle1.B36" style:family="table-cell">
      <style:table-cell-properties fo:padding="0.097cm" fo:border-left="0.05pt solid #000000" fo:border-right="none" fo:border-top="none" fo:border-bottom="0.05pt solid #000000"/>
    </style:style>
    <style:style style:name="Tabel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7" style:family="table-cell">
      <style:table-cell-properties fo:padding="0.097cm" fo:border-left="0.05pt solid #000000" fo:border-right="none" fo:border-top="none" fo:border-bottom="0.05pt solid #000000"/>
    </style:style>
    <style:style style:name="Tabelle1.B37" style:family="table-cell">
      <style:table-cell-properties fo:padding="0.097cm" fo:border-left="0.05pt solid #000000" fo:border-right="none" fo:border-top="none" fo:border-bottom="0.05pt solid #000000"/>
    </style:style>
    <style:style style:name="Tabel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8" style:family="table-cell">
      <style:table-cell-properties fo:padding="0.097cm" fo:border-left="0.05pt solid #000000" fo:border-right="none" fo:border-top="none" fo:border-bottom="0.05pt solid #000000"/>
    </style:style>
    <style:style style:name="Tabelle1.B38" style:family="table-cell">
      <style:table-cell-properties fo:padding="0.097cm" fo:border-left="0.05pt solid #000000" fo:border-right="none" fo:border-top="none" fo:border-bottom="0.05pt solid #000000"/>
    </style:style>
    <style:style style:name="Tabel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9" style:family="table-cell">
      <style:table-cell-properties fo:padding="0.097cm" fo:border-left="0.05pt solid #000000" fo:border-right="none" fo:border-top="none" fo:border-bottom="0.05pt solid #000000"/>
    </style:style>
    <style:style style:name="Tabelle1.B39" style:family="table-cell">
      <style:table-cell-properties fo:padding="0.097cm" fo:border-left="0.05pt solid #000000" fo:border-right="none" fo:border-top="none" fo:border-bottom="0.05pt solid #000000"/>
    </style:style>
    <style:style style:name="Tabel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0" style:family="table-cell">
      <style:table-cell-properties fo:padding="0.097cm" fo:border-left="0.05pt solid #000000" fo:border-right="none" fo:border-top="none" fo:border-bottom="0.05pt solid #000000"/>
    </style:style>
    <style:style style:name="Tabelle1.B40" style:family="table-cell">
      <style:table-cell-properties fo:padding="0.097cm" fo:border-left="0.05pt solid #000000" fo:border-right="none" fo:border-top="none" fo:border-bottom="0.05pt solid #000000"/>
    </style:style>
    <style:style style:name="Tabel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1" style:family="table-cell">
      <style:table-cell-properties fo:padding="0.097cm" fo:border-left="0.05pt solid #000000" fo:border-right="none" fo:border-top="none" fo:border-bottom="0.05pt solid #000000"/>
    </style:style>
    <style:style style:name="Tabelle1.B41" style:family="table-cell">
      <style:table-cell-properties fo:padding="0.097cm" fo:border-left="0.05pt solid #000000" fo:border-right="none" fo:border-top="none" fo:border-bottom="0.05pt solid #000000"/>
    </style:style>
    <style:style style:name="Tabel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2" style:family="table-cell">
      <style:table-cell-properties fo:padding="0.097cm" fo:border-left="0.05pt solid #000000" fo:border-right="none" fo:border-top="none" fo:border-bottom="0.05pt solid #000000"/>
    </style:style>
    <style:style style:name="Tabelle1.B42" style:family="table-cell">
      <style:table-cell-properties fo:padding="0.097cm" fo:border-left="0.05pt solid #000000" fo:border-right="none" fo:border-top="none" fo:border-bottom="0.05pt solid #000000"/>
    </style:style>
    <style:style style:name="Tabel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3" style:family="table-cell">
      <style:table-cell-properties fo:padding="0.097cm" fo:border-left="0.05pt solid #000000" fo:border-right="none" fo:border-top="none" fo:border-bottom="0.05pt solid #000000"/>
    </style:style>
    <style:style style:name="Tabelle1.B43" style:family="table-cell">
      <style:table-cell-properties fo:padding="0.097cm" fo:border-left="0.05pt solid #000000" fo:border-right="none" fo:border-top="none" fo:border-bottom="0.05pt solid #000000"/>
    </style:style>
    <style:style style:name="Tabel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4" style:family="table-cell">
      <style:table-cell-properties fo:padding="0.097cm" fo:border-left="0.05pt solid #000000" fo:border-right="none" fo:border-top="none" fo:border-bottom="0.05pt solid #000000"/>
    </style:style>
    <style:style style:name="Tabelle1.B44" style:family="table-cell">
      <style:table-cell-properties fo:padding="0.097cm" fo:border-left="0.05pt solid #000000" fo:border-right="none" fo:border-top="none" fo:border-bottom="0.05pt solid #000000"/>
    </style:style>
    <style:style style:name="Tabel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5" style:family="table-cell">
      <style:table-cell-properties fo:padding="0.097cm" fo:border-left="0.05pt solid #000000" fo:border-right="none" fo:border-top="none" fo:border-bottom="0.05pt solid #000000"/>
    </style:style>
    <style:style style:name="Tabelle1.B45" style:family="table-cell">
      <style:table-cell-properties fo:padding="0.097cm" fo:border-left="0.05pt solid #000000" fo:border-right="none" fo:border-top="none" fo:border-bottom="0.05pt solid #000000"/>
    </style:style>
    <style:style style:name="Tabel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6" style:family="table-cell">
      <style:table-cell-properties fo:padding="0.097cm" fo:border-left="0.05pt solid #000000" fo:border-right="none" fo:border-top="none" fo:border-bottom="0.05pt solid #000000"/>
    </style:style>
    <style:style style:name="Tabelle1.B46" style:family="table-cell">
      <style:table-cell-properties fo:padding="0.097cm" fo:border-left="0.05pt solid #000000" fo:border-right="none" fo:border-top="none" fo:border-bottom="0.05pt solid #000000"/>
    </style:style>
    <style:style style:name="Tabel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7" style:family="table-cell">
      <style:table-cell-properties fo:padding="0.097cm" fo:border-left="0.05pt solid #000000" fo:border-right="none" fo:border-top="none" fo:border-bottom="0.05pt solid #000000"/>
    </style:style>
    <style:style style:name="Tabelle1.B47" style:family="table-cell">
      <style:table-cell-properties fo:padding="0.097cm" fo:border-left="0.05pt solid #000000" fo:border-right="none" fo:border-top="none" fo:border-bottom="0.05pt solid #000000"/>
    </style:style>
    <style:style style:name="Tabelle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8" style:family="table-cell">
      <style:table-cell-properties fo:padding="0.097cm" fo:border-left="0.05pt solid #000000" fo:border-right="none" fo:border-top="none" fo:border-bottom="0.05pt solid #000000"/>
    </style:style>
    <style:style style:name="Tabelle1.B48" style:family="table-cell">
      <style:table-cell-properties fo:padding="0.097cm" fo:border-left="0.05pt solid #000000" fo:border-right="none" fo:border-top="none" fo:border-bottom="0.05pt solid #000000"/>
    </style:style>
    <style:style style:name="Tabelle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9" style:family="table-cell">
      <style:table-cell-properties fo:padding="0.097cm" fo:border-left="0.05pt solid #000000" fo:border-right="none" fo:border-top="none" fo:border-bottom="0.05pt solid #000000"/>
    </style:style>
    <style:style style:name="Tabelle1.B49" style:family="table-cell">
      <style:table-cell-properties fo:padding="0.097cm" fo:border-left="0.05pt solid #000000" fo:border-right="none" fo:border-top="none" fo:border-bottom="0.05pt solid #000000"/>
    </style:style>
    <style:style style:name="Tabelle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0" style:family="table-cell">
      <style:table-cell-properties fo:padding="0.097cm" fo:border-left="0.05pt solid #000000" fo:border-right="none" fo:border-top="none" fo:border-bottom="0.05pt solid #000000"/>
    </style:style>
    <style:style style:name="Tabelle1.B50" style:family="table-cell">
      <style:table-cell-properties fo:padding="0.097cm" fo:border-left="0.05pt solid #000000" fo:border-right="none" fo:border-top="none" fo:border-bottom="0.05pt solid #000000"/>
    </style:style>
    <style:style style:name="Tabelle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1" style:family="table-cell">
      <style:table-cell-properties fo:padding="0.097cm" fo:border-left="0.05pt solid #000000" fo:border-right="none" fo:border-top="none" fo:border-bottom="0.05pt solid #000000"/>
    </style:style>
    <style:style style:name="Tabelle1.B51" style:family="table-cell">
      <style:table-cell-properties fo:padding="0.097cm" fo:border-left="0.05pt solid #000000" fo:border-right="none" fo:border-top="none" fo:border-bottom="0.05pt solid #000000"/>
    </style:style>
    <style:style style:name="Tabelle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2" style:family="table-cell">
      <style:table-cell-properties fo:padding="0.097cm" fo:border-left="0.05pt solid #000000" fo:border-right="none" fo:border-top="none" fo:border-bottom="0.05pt solid #000000"/>
    </style:style>
    <style:style style:name="Tabelle1.B52" style:family="table-cell">
      <style:table-cell-properties fo:padding="0.097cm" fo:border-left="0.05pt solid #000000" fo:border-right="none" fo:border-top="none" fo:border-bottom="0.05pt solid #000000"/>
    </style:style>
    <style:style style:name="Tabelle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3" style:family="table-cell">
      <style:table-cell-properties fo:padding="0.097cm" fo:border-left="0.05pt solid #000000" fo:border-right="none" fo:border-top="none" fo:border-bottom="0.05pt solid #000000"/>
    </style:style>
    <style:style style:name="Tabelle1.B53" style:family="table-cell">
      <style:table-cell-properties fo:padding="0.097cm" fo:border-left="0.05pt solid #000000" fo:border-right="none" fo:border-top="none" fo:border-bottom="0.05pt solid #000000"/>
    </style:style>
    <style:style style:name="Tabelle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5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54" style:family="table-cell">
      <style:table-cell-properties fo:padding="0.097cm" fo:border="0.05pt solid #000000"/>
    </style:style>
    <style:style style:name="Tabelle1.A5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5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56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7" style:family="table-cell">
      <style:table-cell-properties fo:padding="0.097cm" fo:border-left="0.05pt solid #000000" fo:border-right="none" fo:border-top="none" fo:border-bottom="0.05pt solid #000000"/>
    </style:style>
    <style:style style:name="Tabelle1.B57" style:family="table-cell">
      <style:table-cell-properties fo:padding="0.097cm" fo:border-left="0.05pt solid #000000" fo:border-right="none" fo:border-top="none" fo:border-bottom="0.05pt solid #000000"/>
    </style:style>
    <style:style style:name="Tabelle1.C5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8" style:family="table-cell">
      <style:table-cell-properties fo:padding="0.097cm" fo:border-left="0.05pt solid #000000" fo:border-right="none" fo:border-top="none" fo:border-bottom="0.05pt solid #000000"/>
    </style:style>
    <style:style style:name="Tabelle1.B58" style:family="table-cell">
      <style:table-cell-properties fo:padding="0.097cm" fo:border-left="0.05pt solid #000000" fo:border-right="none" fo:border-top="none" fo:border-bottom="0.05pt solid #000000"/>
    </style:style>
    <style:style style:name="Tabelle1.C5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9" style:family="table-cell">
      <style:table-cell-properties fo:padding="0.097cm" fo:border-left="0.05pt solid #000000" fo:border-right="none" fo:border-top="none" fo:border-bottom="0.05pt solid #000000"/>
    </style:style>
    <style:style style:name="Tabelle1.B59" style:family="table-cell">
      <style:table-cell-properties fo:padding="0.097cm" fo:border-left="0.05pt solid #000000" fo:border-right="none" fo:border-top="none" fo:border-bottom="0.05pt solid #000000"/>
    </style:style>
    <style:style style:name="Tabelle1.C5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0" style:family="table-cell">
      <style:table-cell-properties fo:padding="0.097cm" fo:border-left="0.05pt solid #000000" fo:border-right="none" fo:border-top="none" fo:border-bottom="0.05pt solid #000000"/>
    </style:style>
    <style:style style:name="Tabelle1.B60" style:family="table-cell">
      <style:table-cell-properties fo:padding="0.097cm" fo:border-left="0.05pt solid #000000" fo:border-right="none" fo:border-top="none" fo:border-bottom="0.05pt solid #000000"/>
    </style:style>
    <style:style style:name="Tabelle1.C6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1" style:family="table-cell">
      <style:table-cell-properties fo:padding="0.097cm" fo:border-left="0.05pt solid #000000" fo:border-right="none" fo:border-top="none" fo:border-bottom="0.05pt solid #000000"/>
    </style:style>
    <style:style style:name="Tabelle1.B61" style:family="table-cell">
      <style:table-cell-properties fo:padding="0.097cm" fo:border-left="0.05pt solid #000000" fo:border-right="none" fo:border-top="none" fo:border-bottom="0.05pt solid #000000"/>
    </style:style>
    <style:style style:name="Tabelle1.C6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2" style:family="table-cell">
      <style:table-cell-properties fo:padding="0.097cm" fo:border-left="0.05pt solid #000000" fo:border-right="none" fo:border-top="none" fo:border-bottom="0.05pt solid #000000"/>
    </style:style>
    <style:style style:name="Tabelle1.B62" style:family="table-cell">
      <style:table-cell-properties fo:padding="0.097cm" fo:border-left="0.05pt solid #000000" fo:border-right="none" fo:border-top="none" fo:border-bottom="0.05pt solid #000000"/>
    </style:style>
    <style:style style:name="Tabelle1.C6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378a8e" officeooo:paragraph-rsid="00378a8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>
      <style:text-properties officeooo:rsid="00378a8e" officeooo:paragraph-rsid="00378a8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text-properties officeooo:rsid="000a8450" officeooo:paragraph-rsid="000dfe33"/>
    </style:style>
    <style:style style:name="P6" style:family="paragraph" style:parent-style-name="Standard">
      <style:text-properties officeooo:rsid="000a8450" officeooo:paragraph-rsid="000f5cf0"/>
    </style:style>
    <style:style style:name="P7" style:family="paragraph" style:parent-style-name="Standard">
      <style:text-properties officeooo:rsid="000a8450" officeooo:paragraph-rsid="000ff0fb"/>
    </style:style>
    <style:style style:name="P8" style:family="paragraph" style:parent-style-name="Standard">
      <style:text-properties officeooo:rsid="000a8450" officeooo:paragraph-rsid="001dbf40"/>
    </style:style>
    <style:style style:name="P9" style:family="paragraph" style:parent-style-name="Standard">
      <style:text-properties officeooo:rsid="000a8450" officeooo:paragraph-rsid="00306880"/>
    </style:style>
    <style:style style:name="P10" style:family="paragraph" style:parent-style-name="Standard">
      <style:text-properties officeooo:rsid="000dfe33" officeooo:paragraph-rsid="000dfe33"/>
    </style:style>
    <style:style style:name="P11" style:family="paragraph" style:parent-style-name="Standard">
      <style:text-properties officeooo:rsid="000dfe33" officeooo:paragraph-rsid="000f5cf0"/>
    </style:style>
    <style:style style:name="P12" style:family="paragraph" style:parent-style-name="Standard">
      <style:text-properties officeooo:rsid="000dfe33" officeooo:paragraph-rsid="000ff0fb"/>
    </style:style>
    <style:style style:name="P13" style:family="paragraph" style:parent-style-name="Standard">
      <style:text-properties fo:font-weight="bold" officeooo:rsid="000f5cf0" officeooo:paragraph-rsid="000f5cf0" style:font-weight-asian="bold" style:font-weight-complex="bold"/>
    </style:style>
    <style:style style:name="P14" style:family="paragraph" style:parent-style-name="Standard">
      <style:text-properties fo:font-weight="bold" officeooo:rsid="001ee726" officeooo:paragraph-rsid="001ee726" style:font-weight-asian="bold" style:font-weight-complex="bold"/>
    </style:style>
    <style:style style:name="P15" style:family="paragraph" style:parent-style-name="Standard">
      <style:text-properties officeooo:rsid="000ff0fb" officeooo:paragraph-rsid="000ff0fb"/>
    </style:style>
    <style:style style:name="P16" style:family="paragraph" style:parent-style-name="Standard">
      <style:text-properties officeooo:rsid="000ff0fb" officeooo:paragraph-rsid="00100084"/>
    </style:style>
    <style:style style:name="P17" style:family="paragraph" style:parent-style-name="Standard">
      <style:text-properties officeooo:rsid="000ff0fb" officeooo:paragraph-rsid="0013a76c"/>
    </style:style>
    <style:style style:name="P18" style:family="paragraph" style:parent-style-name="Standard">
      <style:text-properties officeooo:rsid="000ff0fb" officeooo:paragraph-rsid="001414af"/>
    </style:style>
    <style:style style:name="P19" style:family="paragraph" style:parent-style-name="Standard">
      <style:text-properties officeooo:rsid="000ff0fb" officeooo:paragraph-rsid="0018c5fb"/>
    </style:style>
    <style:style style:name="P20" style:family="paragraph" style:parent-style-name="Standard">
      <style:text-properties officeooo:rsid="000ff0fb" officeooo:paragraph-rsid="001a74d2"/>
    </style:style>
    <style:style style:name="P21" style:family="paragraph" style:parent-style-name="Standard">
      <style:text-properties officeooo:rsid="000ff0fb" officeooo:paragraph-rsid="003bbe97"/>
    </style:style>
    <style:style style:name="P22" style:family="paragraph" style:parent-style-name="Standard">
      <style:text-properties officeooo:rsid="00100084" officeooo:paragraph-rsid="00100084"/>
    </style:style>
    <style:style style:name="P23" style:family="paragraph" style:parent-style-name="Standard">
      <style:text-properties officeooo:rsid="00100084" officeooo:paragraph-rsid="0013a76c"/>
    </style:style>
    <style:style style:name="P24" style:family="paragraph" style:parent-style-name="Standard">
      <style:text-properties officeooo:rsid="00100084" officeooo:paragraph-rsid="001414af"/>
    </style:style>
    <style:style style:name="P25" style:family="paragraph" style:parent-style-name="Standard">
      <style:text-properties officeooo:rsid="001321f6" officeooo:paragraph-rsid="001321f6"/>
    </style:style>
    <style:style style:name="P26" style:family="paragraph" style:parent-style-name="Standard">
      <style:text-properties officeooo:rsid="000c19a6" officeooo:paragraph-rsid="001dbf40"/>
    </style:style>
    <style:style style:name="P27" style:family="paragraph" style:parent-style-name="Standard">
      <style:text-properties officeooo:rsid="000c19a6" officeooo:paragraph-rsid="001dbf40" fo:background-color="transparent"/>
    </style:style>
    <style:style style:name="P28" style:family="paragraph" style:parent-style-name="Standard">
      <style:text-properties officeooo:rsid="000ff0fb" officeooo:paragraph-rsid="000ff0fb" fo:background-color="transparent"/>
    </style:style>
    <style:style style:name="P29" style:family="paragraph" style:parent-style-name="Standard">
      <style:text-properties officeooo:rsid="0011f9b2" officeooo:paragraph-rsid="001dbf40" fo:background-color="transparent"/>
    </style:style>
    <style:style style:name="P30" style:family="paragraph" style:parent-style-name="Standard">
      <style:text-properties officeooo:rsid="000a8450" officeooo:paragraph-rsid="000dfe33" fo:background-color="transparent"/>
    </style:style>
    <style:style style:name="P31" style:family="paragraph" style:parent-style-name="Standard">
      <style:text-properties officeooo:rsid="00306880" officeooo:paragraph-rsid="00306880" fo:background-color="transparent"/>
    </style:style>
    <style:style style:name="P32" style:family="paragraph" style:parent-style-name="Standard">
      <style:text-properties officeooo:rsid="0036b669" officeooo:paragraph-rsid="0036b669" fo:background-color="transparent"/>
    </style:style>
    <style:style style:name="P33" style:family="paragraph" style:parent-style-name="Standard">
      <style:text-properties officeooo:rsid="00306880" officeooo:paragraph-rsid="00306880"/>
    </style:style>
    <style:style style:name="P34" style:family="paragraph" style:parent-style-name="Standard">
      <style:text-properties officeooo:rsid="00308cea" officeooo:paragraph-rsid="00308cea"/>
    </style:style>
    <style:style style:name="P35" style:family="paragraph" style:parent-style-name="Standard">
      <style:text-properties officeooo:rsid="003222f3" officeooo:paragraph-rsid="003222f3"/>
    </style:style>
    <style:style style:name="P36" style:family="paragraph" style:parent-style-name="Standard">
      <style:text-properties officeooo:rsid="0034bacb" officeooo:paragraph-rsid="0034bacb"/>
    </style:style>
    <style:style style:name="P37" style:family="paragraph" style:parent-style-name="Standard">
      <style:paragraph-properties fo:text-align="center" style:justify-single-word="false"/>
      <style:text-properties fo:font-size="11pt" fo:font-style="normal" style:text-underline-style="none" fo:font-weight="normal" officeooo:rsid="003274c4" officeooo:paragraph-rsid="0036df8d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weight="normal" officeooo:rsid="003274c4" officeooo:paragraph-rsid="0036df8d" style:font-weight-asian="normal" style:font-weight-complex="normal"/>
    </style:style>
    <style:style style:name="P3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ee726" officeooo:paragraph-rsid="001ee726" style:font-weight-asian="bold" style:font-weight-complex="bold"/>
    </style:style>
    <style:style style:name="P4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9ee0e" style:font-weight-asian="bold" style:font-weight-complex="bold"/>
    </style:style>
    <style:style style:name="P41" style:family="paragraph" style:parent-style-name="Text_20_body">
      <style:text-properties officeooo:rsid="0036df8d" officeooo:paragraph-rsid="0036df8d"/>
    </style:style>
    <style:style style:name="P42" style:family="paragraph" style:parent-style-name="Text_20_body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36df8d" officeooo:paragraph-rsid="0036df8d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Text_20_body">
      <style:paragraph-properties fo:text-align="center" style:justify-single-word="false"/>
      <style:text-properties fo:font-size="11pt" fo:font-style="normal" style:text-underline-style="none" fo:font-weight="normal" officeooo:rsid="0036df8d" officeooo:paragraph-rsid="0036df8d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>
      <style:paragraph-properties fo:text-align="center" style:justify-single-word="false"/>
      <style:text-properties fo:font-size="11pt" fo:font-style="normal" style:text-underline-style="none" fo:font-weight="normal" officeooo:rsid="003f07dd" officeooo:paragraph-rsid="003f07dd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 style:list-style-name="L1">
      <style:text-properties officeooo:paragraph-rsid="0040b53e"/>
    </style:style>
    <style:style style:name="P46" style:family="paragraph" style:parent-style-name="Standard" style:list-style-name="L1">
      <style:text-properties officeooo:rsid="000ff0fb" officeooo:paragraph-rsid="001ee726" fo:background-color="transparent"/>
    </style:style>
    <style:style style:name="P47" style:family="paragraph" style:parent-style-name="Standard" style:list-style-name="L1">
      <style:text-properties officeooo:rsid="000c19a6" officeooo:paragraph-rsid="001ee726" fo:background-color="transparent"/>
    </style:style>
    <style:style style:name="P48" style:family="paragraph" style:parent-style-name="Standard" style:list-style-name="L1">
      <style:text-properties officeooo:rsid="0011f9b2" officeooo:paragraph-rsid="001ee726" fo:background-color="transparent"/>
    </style:style>
    <style:style style:name="P49" style:family="paragraph" style:parent-style-name="Standard" style:list-style-name="L1">
      <style:text-properties officeooo:rsid="000a8450" officeooo:paragraph-rsid="001ee726" fo:background-color="transparent"/>
    </style:style>
    <style:style style:name="P50" style:family="paragraph" style:parent-style-name="Standard" style:list-style-name="L1">
      <style:text-properties officeooo:rsid="0034bacb" officeooo:paragraph-rsid="0034bacb" fo:background-color="transparent"/>
    </style:style>
    <style:style style:name="P51" style:family="paragraph" style:parent-style-name="Standard" style:list-style-name="L1">
      <style:text-properties officeooo:rsid="0036b669" officeooo:paragraph-rsid="0036b669" fo:background-color="transparent"/>
    </style:style>
    <style:style style:name="P52" style:family="paragraph" style:parent-style-name="Standard" style:list-style-name="L1">
      <style:text-properties officeooo:rsid="002456bd" officeooo:paragraph-rsid="002456bd"/>
    </style:style>
    <style:style style:name="P53" style:family="paragraph" style:parent-style-name="Standard" style:list-style-name="L1">
      <style:text-properties officeooo:rsid="000c19a6" officeooo:paragraph-rsid="001ee726"/>
    </style:style>
    <style:style style:name="P54" style:family="paragraph" style:parent-style-name="Standard" style:list-style-name="L1">
      <style:text-properties officeooo:rsid="000a8450" officeooo:paragraph-rsid="001ee726"/>
    </style:style>
    <style:style style:name="P55" style:family="paragraph" style:parent-style-name="Standard">
      <style:text-properties officeooo:rsid="0040812e" officeooo:paragraph-rsid="0040812e"/>
    </style:style>
    <style:style style:name="P56" style:family="paragraph" style:parent-style-name="Text_20_body">
      <style:paragraph-properties fo:text-align="center" style:justify-single-word="false"/>
      <style:text-properties fo:font-size="11pt" fo:font-style="normal" style:text-underline-style="none" fo:font-weight="normal" officeooo:rsid="003f07dd" officeooo:paragraph-rsid="003f07dd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c19a6"/>
    </style:style>
    <style:style style:name="T2" style:family="text">
      <style:text-properties officeooo:rsid="000f5cf0"/>
    </style:style>
    <style:style style:name="T3" style:family="text">
      <style:text-properties officeooo:rsid="000ff0fb"/>
    </style:style>
    <style:style style:name="T4" style:family="text">
      <style:text-properties style:text-position="sub 58%"/>
    </style:style>
    <style:style style:name="T5" style:family="text">
      <style:text-properties officeooo:rsid="0011f9b2"/>
    </style:style>
    <style:style style:name="T6" style:family="text">
      <style:text-properties officeooo:rsid="0013a76c"/>
    </style:style>
    <style:style style:name="T7" style:family="text">
      <style:text-properties officeooo:rsid="001592d5"/>
    </style:style>
    <style:style style:name="T8" style:family="text">
      <style:text-properties officeooo:rsid="001a74d2"/>
    </style:style>
    <style:style style:name="T9" style:family="text">
      <style:text-properties officeooo:rsid="001a9dd5"/>
    </style:style>
    <style:style style:name="T10" style:family="text">
      <style:text-properties officeooo:rsid="0021b510"/>
    </style:style>
    <style:style style:name="T11" style:family="text">
      <style:text-properties officeooo:rsid="00239b9b"/>
    </style:style>
    <style:style style:name="T12" style:family="text">
      <style:text-properties officeooo:rsid="002456bd"/>
    </style:style>
    <style:style style:name="T13" style:family="text">
      <style:text-properties officeooo:rsid="00246ff1"/>
    </style:style>
    <style:style style:name="T14" style:family="text">
      <style:text-properties officeooo:rsid="00306880"/>
    </style:style>
    <style:style style:name="T15" style:family="text">
      <style:text-properties officeooo:rsid="0033aeac"/>
    </style:style>
    <style:style style:name="T16" style:family="text">
      <style:text-properties officeooo:rsid="0034bacb"/>
    </style:style>
    <style:style style:name="T17" style:family="text">
      <style:text-properties officeooo:rsid="0036b669"/>
    </style:style>
    <style:style style:name="T18" style:family="text">
      <style:text-properties officeooo:rsid="0036df8d"/>
    </style:style>
    <style:style style:name="T19" style:family="text">
      <style:text-properties officeooo:rsid="0039ee0e"/>
    </style:style>
    <style:style style:name="T20" style:family="text">
      <style:text-properties style:text-underline-style="none" officeooo:rsid="0039ee0e"/>
    </style:style>
    <style:style style:name="T21" style:family="text">
      <style:text-properties officeooo:rsid="0040812e"/>
    </style:style>
    <style:style style:name="T22" style:family="text">
      <style:text-properties officeooo:rsid="0040b53e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/>
      <text:p text:style-name="P42"/>
      <text:p text:style-name="P42"/>
      <text:p text:style-name="P42"/>
      <text:p text:style-name="P42">SSI Sensor Overview</text:p>
      <text:p text:style-name="P43">created by: Andreas Seiderer</text:p>
      <text:p text:style-name="P37">last update: <text:span text:style-name="T22">05</text:span>.<text:span text:style-name="T22">03</text:span>.201<text:span text:style-name="T22">5</text:span></text:p>
      <text:p text:style-name="P43"/>
      <text:p text:style-name="P44">contributors to this overview: </text:p>
      <text:p text:style-name="P44">Johannes Wagner<text:line-break/><text:line-break/><text:line-break/><text:line-break/><text:line-break/><text:line-break/><text:line-break/><text:line-break/><text:line-break/><text:line-break/><text:line-break/><text:line-break/></text:p>
      <text:p text:style-name="P41"/>
      <text:p text:style-name="P40"><text:span text:style-name="T19">List of devices / </text:span><text:span text:style-name="T20">p</text:span><text:span text:style-name="T19">lu</text:span><text:span text:style-name="T20">g</text:span><text:span text:style-name="T19">ins sorted b</text:span><text:span text:style-name="T20">y</text:span><text:span text:style-name="T19"> their monitorin</text:span><text:span text:style-name="T20">g</text:span><text:span text:style-name="T19"> ca</text:span><text:span text:style-name="T20">p</text:span><text:span text:style-name="T19">abilities and sensors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>what to monitor</text:p>
          </table:table-cell>
          <table:table-cell table:style-name="Tabelle1.A1" office:value-type="string">
            <text:p text:style-name="P13">sensor</text:p>
          </table:table-cell>
          <table:table-cell table:style-name="Tabelle1.C1" office:value-type="string">
            <text:p text:style-name="P13">device / SSI plugin</text:p>
          </table:table-cell>
        </table:table-row>
        <table:table-row>
          <table:table-cell table:style-name="Tabelle1.A39" table:number-rows-spanned="2" office:value-type="string">
            <text:p text:style-name="P5">human sounds</text:p>
          </table:table-cell>
          <table:table-cell table:style-name="Tabelle1.B49" table:number-rows-spanned="2" office:value-type="string">
            <text:p text:style-name="P5">microphone</text:p>
          </table:table-cell>
          <table:table-cell table:style-name="Tabelle1.C53" office:value-type="string">
            <text:p text:style-name="P5">audio input device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6"><text:span text:style-name="T11">A</text:span>ndroid smartphone / <text:span text:style-name="T3">tablet</text:span></text:p>
          </table:table-cell>
        </table:table-row>
        <table:table-row>
          <table:table-cell table:style-name="Tabelle1.A27" table:number-rows-spanned="24" office:value-type="string">
            <text:p text:style-name="P5">movement, position of body (parts)</text:p>
          </table:table-cell>
          <table:table-cell table:style-name="Tabelle1.B9" table:number-rows-spanned="6" office:value-type="string">
            <text:p text:style-name="P5">accelerometer</text:p>
          </table:table-cell>
          <table:table-cell table:style-name="Tabelle1.C53" office:value-type="string">
            <text:p text:style-name="P5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8">Wiimote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6">Smartex (body)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9">Empatica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32">WAX9*</text:p>
          </table:table-cell>
        </table:table-row>
        <table:table-row>
          <table:covered-table-cell/>
          <table:table-cell table:style-name="Tabelle1.B12" table:number-rows-spanned="3" office:value-type="string">
            <text:p text:style-name="P5">gyroscope</text:p>
          </table:table-cell>
          <table:table-cell table:style-name="Tabelle1.C53" office:value-type="string">
            <text:p text:style-name="P8">a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32">WAX9*</text:p>
          </table:table-cell>
        </table:table-row>
        <table:table-row>
          <table:covered-table-cell/>
          <table:table-cell table:style-name="Tabelle1.B16" table:number-rows-spanned="4" office:value-type="string">
            <text:p text:style-name="P8">magnetometer</text:p>
          </table:table-cell>
          <table:table-cell table:style-name="Tabelle1.C53" office:value-type="string">
            <text:p text:style-name="P8">a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9">Xsens <text:span text:style-name="T14">MVN Biomech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6">Emotiv (head)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32">WAX9*</text:p>
          </table:table-cell>
        </table:table-row>
        <table:table-row>
          <table:covered-table-cell/>
          <table:table-cell table:style-name="Tabelle1.B19" table:number-rows-spanned="3" office:value-type="string">
            <text:p text:style-name="P5">camera<text:tab/></text:p>
          </table:table-cell>
          <table:table-cell table:style-name="Tabelle1.C53" office:value-type="string">
            <text:p text:style-name="P8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8">video input device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8">Kinect</text:p>
          </table:table-cell>
        </table:table-row>
        <table:table-row>
          <table:covered-table-cell/>
          <table:table-cell table:style-name="Tabelle1.B21" table:number-rows-spanned="2" office:value-type="string">
            <text:p text:style-name="P5">depth sensor</text:p>
          </table:table-cell>
          <table:table-cell table:style-name="Tabelle1.C53" office:value-type="string">
            <text:p text:style-name="P5">Kinect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7"><text:span text:style-name="T10">L</text:span>eap (hand, fingers)</text:p>
          </table:table-cell>
        </table:table-row>
        <table:table-row>
          <table:covered-table-cell/>
          <table:table-cell table:style-name="Tabelle1.B24" table:number-rows-spanned="3" office:value-type="string">
            <text:p text:style-name="P33">barometric pressure sensor</text:p>
          </table:table-cell>
          <table:table-cell table:style-name="Tabelle1.C53" office:value-type="string">
            <text:p text:style-name="P31">Xsens MVN Biomech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31">Android smartphone / tablet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32">WAX9*</text:p>
          </table:table-cell>
        </table:table-row>
        <table:table-row>
          <table:covered-table-cell/>
          <table:table-cell table:style-name="Tabelle1.B49" office:value-type="string">
            <text:p text:style-name="P5"><text:span text:style-name="T14">mechanical </text:span>pressure sensor</text:p>
          </table:table-cell>
          <table:table-cell table:style-name="Tabelle1.C53" office:value-type="string">
            <text:p text:style-name="P30">SensingTex <text:span text:style-name="T1">pressure mat</text:span></text:p>
          </table:table-cell>
        </table:table-row>
        <table:table-row>
          <table:covered-table-cell/>
          <table:table-cell table:style-name="Tabelle1.B49" office:value-type="string">
            <text:p text:style-name="P5"><text:span text:style-name="T2">simple </text:span>optical sensor</text:p>
          </table:table-cell>
          <table:table-cell table:style-name="Tabelle1.C53" office:value-type="string">
            <text:p text:style-name="P26">mouse (hand)</text:p>
          </table:table-cell>
        </table:table-row>
        <table:table-row>
          <table:covered-table-cell/>
          <table:table-cell table:style-name="Tabelle1.B49" office:value-type="string">
            <text:p text:style-name="P36">capacitive sensor</text:p>
          </table:table-cell>
          <table:table-cell table:style-name="Tabelle1.C53" office:value-type="string">
            <text:p text:style-name="P36">Microsoft Touch Mouse (hand)</text:p>
          </table:table-cell>
        </table:table-row>
        <table:table-row>
          <table:table-cell table:style-name="Tabelle1.A31" table:number-rows-spanned="4" office:value-type="string">
            <text:p text:style-name="P11">body position (global)</text:p>
          </table:table-cell>
          <table:table-cell table:style-name="Tabelle1.B49" office:value-type="string">
            <text:p text:style-name="P11">GPS, Galileo, Glonass</text:p>
          </table:table-cell>
          <table:table-cell table:style-name="Tabelle1.C31" table:number-rows-spanned="4" office:value-type="string">
            <text:p text:style-name="P12"><text:span text:style-name="T11">A</text:span>ndroid smartphone / <text:span text:style-name="T3">tablet</text:span></text:p>
            <text:p text:style-name="P35">(Google Location service: uses fusion of GPS, cell towers and Wifi)</text:p>
          </table:table-cell>
        </table:table-row>
        <table:table-row>
          <table:covered-table-cell/>
          <table:table-cell table:style-name="Tabelle1.B49" office:value-type="string">
            <text:p text:style-name="P35">Cell tower positions</text:p>
          </table:table-cell>
          <table:covered-table-cell/>
        </table:table-row>
        <table:table-row>
          <table:covered-table-cell/>
          <table:table-cell table:style-name="Tabelle1.B49" office:value-type="string">
            <text:p text:style-name="P35">Public Wifi positions</text:p>
          </table:table-cell>
          <table:covered-table-cell/>
        </table:table-row>
        <table:table-row>
          <table:covered-table-cell/>
          <table:table-cell table:style-name="Tabelle1.B49" office:value-type="string">
            <text:p text:style-name="P34">barometric pressure sensor</text:p>
          </table:table-cell>
          <table:covered-table-cell/>
        </table:table-row>
        <table:table-row>
          <table:table-cell table:style-name="Tabelle1.A34" table:number-rows-spanned="3" office:value-type="string">
            <text:p text:style-name="P12">facial expressions</text:p>
          </table:table-cell>
          <table:table-cell table:style-name="Tabelle1.B33" table:number-rows-spanned="2" office:value-type="string">
            <text:p text:style-name="P15">camera</text:p>
          </table:table-cell>
          <table:table-cell table:style-name="Tabelle1.C53" office:value-type="string">
            <text:p text:style-name="P12"><text:span text:style-name="T11">A</text:span>ndroid smartphone / <text:span text:style-name="T3">tablet</text:span>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7">video input device</text:p>
          </table:table-cell>
        </table:table-row>
        <table:table-row>
          <table:covered-table-cell/>
          <table:table-cell table:style-name="Tabelle1.B49" office:value-type="string">
            <text:p text:style-name="P15">depth sensor</text:p>
          </table:table-cell>
          <table:table-cell table:style-name="Tabelle1.C53" office:value-type="string">
            <text:p text:style-name="P7">Kinect</text:p>
          </table:table-cell>
        </table:table-row>
        <table:table-row>
          <table:table-cell table:style-name="Tabelle1.A38" table:number-rows-spanned="4" office:value-type="string">
            <text:p text:style-name="P15">eye movement / gaze</text:p>
          </table:table-cell>
          <table:table-cell table:style-name="Tabelle1.B37" table:number-rows-spanned="3" office:value-type="string">
            <text:p text:style-name="P28">eyetracker (camera)</text:p>
          </table:table-cell>
          <table:table-cell table:style-name="Tabelle1.C53" office:value-type="string">
            <text:p text:style-name="P28">The eye tribe (stationary)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5">SMI Red (stationary)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5">SMI Eye Tracking Glasses</text:p>
          </table:table-cell>
        </table:table-row>
        <table:table-row>
          <table:covered-table-cell/>
          <table:table-cell table:style-name="Tabelle1.B49" office:value-type="string">
            <text:p text:style-name="P15">EOG sensor</text:p>
          </table:table-cell>
          <table:table-cell table:style-name="Tabelle1.C53" office:value-type="string">
            <text:p text:style-name="P15">Nexus-10 MkII</text:p>
          </table:table-cell>
        </table:table-row>
        <table:table-row>
          <table:table-cell table:style-name="Tabelle1.A39" office:value-type="string">
            <text:p text:style-name="P20">heart rate</text:p>
          </table:table-cell>
          <table:table-cell table:style-name="Tabelle1.B49" office:value-type="string">
            <text:p text:style-name="P15">blood volume pulse sensor</text:p>
          </table:table-cell>
          <table:table-cell table:style-name="Tabelle1.C53" office:value-type="string">
            <text:p text:style-name="P18">e-Health</text:p>
          </table:table-cell>
        </table:table-row>
        <table:table-row>
          <table:table-cell table:style-name="Tabelle1.A46" table:number-rows-spanned="7" office:value-type="string">
            <text:p text:style-name="P15">heart rate <text:span text:style-name="T8">+ heart rate variability</text:span></text:p>
          </table:table-cell>
          <table:table-cell table:style-name="Tabelle1.B49" office:value-type="string">
            <text:p text:style-name="P15"><text:span text:style-name="T7">PPG</text:span> <text:span text:style-name="T5">sensor</text:span></text:p>
          </table:table-cell>
          <table:table-cell table:style-name="Tabelle1.C53" office:value-type="string">
            <text:p text:style-name="P24">Empatica</text:p>
          </table:table-cell>
        </table:table-row>
        <table:table-row>
          <table:covered-table-cell/>
          <table:table-cell table:style-name="Tabelle1.B42" table:number-rows-spanned="2" office:value-type="string">
            <text:p text:style-name="P15">blood volume pulse sensor</text:p>
          </table:table-cell>
          <table:table-cell table:style-name="Tabelle1.C53" office:value-type="string">
            <text:p text:style-name="P18"><text:span text:style-name="T12">I</text:span>OM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0">Nexus-10 MkII</text:p>
          </table:table-cell>
        </table:table-row>
        <table:table-row>
          <table:covered-table-cell/>
          <table:table-cell table:style-name="Tabelle1.B46" table:number-rows-spanned="4" office:value-type="string">
            <text:p text:style-name="P22">ECG sensor</text:p>
          </table:table-cell>
          <table:table-cell table:style-name="Tabelle1.C53" office:value-type="string">
            <text:p text:style-name="P18">alive<text:span text:style-name="T9">Cor</text:span> heart rate monitor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8">e-Health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2">Smartex</text:p>
          </table:table-cell>
        </table:table-row>
        <table:table-row>
          <table:table-cell table:style-name="Tabelle1.A49" table:number-rows-spanned="3" office:value-type="string">
            <text:p text:style-name="P22">respiration</text:p>
          </table:table-cell>
          <table:table-cell table:style-name="Tabelle1.B48" table:number-rows-spanned="2" office:value-type="string">
            <text:p text:style-name="P22"><text:span text:style-name="T6">chest / belly</text:span> band</text:p>
          </table:table-cell>
          <table:table-cell table:style-name="Tabelle1.C53" office:value-type="string">
            <text:p text:style-name="P17">Nexus-10 MkII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3">Smartex</text:p>
          </table:table-cell>
        </table:table-row>
        <table:table-row>
          <table:covered-table-cell/>
          <table:table-cell table:style-name="Tabelle1.B49" office:value-type="string">
            <text:p text:style-name="P22"><text:span text:style-name="T6">airflow</text:span> sensor</text:p>
          </table:table-cell>
          <table:table-cell table:style-name="Tabelle1.C53" office:value-type="string">
            <text:p text:style-name="P16">e-Health</text:p>
          </table:table-cell>
        </table:table-row>
        <table:table-row>
          <table:table-cell table:style-name="Tabelle1.A53" table:number-rows-spanned="4" office:value-type="string">
            <text:p text:style-name="P22">skin conductance</text:p>
          </table:table-cell>
          <table:table-cell table:style-name="Tabelle1.B53" table:number-rows-spanned="4" office:value-type="string">
            <text:p text:style-name="P22">skin conductivity sensor</text:p>
          </table:table-cell>
          <table:table-cell table:style-name="Tabelle1.C53" office:value-type="string">
            <text:p text:style-name="P16"><text:span text:style-name="T12">I</text:span>OM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6">e-Health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53" office:value-type="string">
            <text:p text:style-name="P25">Empatica</text:p>
          </table:table-cell>
        </table:table-row>
        <table:table-row>
          <table:table-cell table:style-name="Tabelle1.A56" table:number-rows-spanned="3" office:value-type="string">
            <text:p text:style-name="P22">skin temperature</text:p>
          </table:table-cell>
          <table:table-cell table:style-name="Tabelle1.B56" table:number-rows-spanned="3" office:value-type="string">
            <text:p text:style-name="P22">temperature sensor</text:p>
          </table:table-cell>
          <table:table-cell table:style-name="Tabelle1.C54" office:value-type="string">
            <text:p text:style-name="P16">e-Health</text:p>
          </table:table-cell>
        </table:table-row>
        <table:table-row>
          <table:covered-table-cell/>
          <table:covered-table-cell/>
          <table:table-cell table:style-name="Tabelle1.C58" office:value-type="string">
            <text:p text:style-name="P25">Empatica</text:p>
          </table:table-cell>
        </table:table-row>
        <table:table-row>
          <table:covered-table-cell/>
          <table:covered-table-cell/>
          <table:table-cell table:style-name="Tabelle1.C58" office:value-type="string">
            <text:p text:style-name="P32">WAX9* (with arm <text:span text:style-name="T18">band)</text:span></text:p>
          </table:table-cell>
        </table:table-row>
        <table:table-row>
          <table:table-cell table:style-name="Tabelle1.A57" office:value-type="string">
            <text:p text:style-name="P22">blood oxygen saturation</text:p>
          </table:table-cell>
          <table:table-cell table:style-name="Tabelle1.B57" office:value-type="string">
            <text:p text:style-name="P22">S<text:span text:style-name="T4">P</text:span>O<text:span text:style-name="T4">2</text:span> sensor</text:p>
          </table:table-cell>
          <table:table-cell table:style-name="Tabelle1.C58" office:value-type="string">
            <text:p text:style-name="P16">e-Health</text:p>
          </table:table-cell>
        </table:table-row>
        <table:table-row>
          <table:table-cell table:style-name="Tabelle1.A59" table:number-rows-spanned="2" office:value-type="string">
            <text:p text:style-name="P22">brain activity</text:p>
          </table:table-cell>
          <table:table-cell table:style-name="Tabelle1.B59" table:number-rows-spanned="2" office:value-type="string">
            <text:p text:style-name="P22">EEG sensor</text:p>
          </table:table-cell>
          <table:table-cell table:style-name="Tabelle1.C58" office:value-type="string">
            <text:p text:style-name="P22">Emotiv</text:p>
          </table:table-cell>
        </table:table-row>
        <table:table-row>
          <table:covered-table-cell/>
          <table:covered-table-cell/>
          <table:table-cell table:style-name="Tabelle1.C59" office:value-type="string">
            <text:p text:style-name="P21">Nexus-10 MkII</text:p>
          </table:table-cell>
        </table:table-row>
        <table:table-row>
          <table:table-cell table:style-name="Tabelle1.A62" table:number-rows-spanned="3" office:value-type="string">
            <text:p text:style-name="P22">muscle activity</text:p>
          </table:table-cell>
          <table:table-cell table:style-name="Tabelle1.B62" table:number-rows-spanned="3" office:value-type="string">
            <text:p text:style-name="P22">EMG sensor</text:p>
          </table:table-cell>
          <table:table-cell table:style-name="Tabelle1.C60" office:value-type="string">
            <text:p text:style-name="P16">Nexus-10 MkII</text:p>
          </table:table-cell>
        </table:table-row>
        <table:table-row>
          <table:covered-table-cell/>
          <table:covered-table-cell/>
          <table:table-cell table:style-name="Tabelle1.C61" office:value-type="string">
            <text:p text:style-name="P19">e-Health</text:p>
          </table:table-cell>
        </table:table-row>
        <table:table-row>
          <table:covered-table-cell/>
          <table:covered-table-cell/>
          <table:table-cell table:style-name="Tabelle1.C62" office:value-type="string">
            <text:p text:style-name="P55">Myo</text:p>
          </table:table-cell>
        </table:table-row>
      </table:table>
      <text:p text:style-name="P10"/>
      <text:p text:style-name="P10"/>
      <text:p text:style-name="P38">* <text:span text:style-name="T21">not all features implemented yet!</text:span></text:p>
      <text:p text:style-name="P39"><text:span text:style-name="T19">List of d</text:span>evices:</text:p>
      <text:p text:style-name="P14"/>
      <text:list xml:id="list4528460393958586337" text:style-name="L1">
        <text:list-item>
          <text:p text:style-name="P46"><text:a xlink:type="simple" xlink:href="http://www.alivecor.com/what-is-it" text:style-name="Internet_20_link" text:visited-style-name="Visited_20_Internet_20_Link">alive</text:a><text:a xlink:type="simple" xlink:href="http://www.alivecor.com/what-is-it" text:style-name="Internet_20_link" text:visited-style-name="Visited_20_Internet_20_Link"><text:span text:style-name="T9">Cor</text:span></text:a><text:a xlink:type="simple" xlink:href="http://www.alivecor.com/what-is-it" text:style-name="Internet_20_link" text:visited-style-name="Visited_20_Internet_20_Link"> heart rate monitor</text:a></text:p>
        </text:list-item>
        <text:list-item>
          <text:p text:style-name="P52"><text:a xlink:type="simple" xlink:href="http://www.android.com/phones-and-tablets/" text:style-name="Internet_20_link" text:visited-style-name="Visited_20_Internet_20_Link">Android devices</text:a></text:p>
        </text:list-item>
        <text:list-item>
          <text:p text:style-name="P46"><text:a xlink:type="simple" xlink:href="http://www.cooking-hacks.com/documentation/tutorials/ehealth-biometric-sensor-platform-arduino-raspberry-pi-medical" text:style-name="Internet_20_link" text:visited-style-name="Visited_20_Internet_20_Link">e-Health</text:a></text:p>
        </text:list-item>
        <text:list-item>
          <text:p text:style-name="P47"><text:a xlink:type="simple" xlink:href="http://emotiv.com/epoc.php" text:style-name="Internet_20_link" text:visited-style-name="Visited_20_Internet_20_Link">Emotiv</text:a></text:p>
        </text:list-item>
        <text:list-item>
          <text:p text:style-name="P48"><text:a xlink:type="simple" xlink:href="https://www.empatica.com/products.php" text:style-name="Internet_20_link" text:visited-style-name="Visited_20_Internet_20_Link">Empatica</text:a></text:p>
        </text:list-item>
        <text:list-item>
          <text:p text:style-name="P46"><text:a xlink:type="simple" xlink:href="http://www.transparentcorp.com/products/iom/" text:style-name="Internet_20_link" text:visited-style-name="Visited_20_Internet_20_Link"><text:span text:style-name="T12">I</text:span></text:a><text:a xlink:type="simple" xlink:href="http://www.transparentcorp.com/products/iom/" text:style-name="Internet_20_link" text:visited-style-name="Visited_20_Internet_20_Link">OM</text:a></text:p>
        </text:list-item>
        <text:list-item>
          <text:p text:style-name="P49"><text:a xlink:type="simple" xlink:href="http://www.xbox.com/en-US/kinect/" text:style-name="Internet_20_link" text:visited-style-name="Visited_20_Internet_20_Link">Kinect</text:a></text:p>
        </text:list-item>
        <text:list-item>
          <text:p text:style-name="P47"><text:a xlink:type="simple" xlink:href="https://www.leapmotion.com/product" text:style-name="Internet_20_link" text:visited-style-name="Visited_20_Internet_20_Link"><text:span text:style-name="T13">L</text:span></text:a><text:a xlink:type="simple" xlink:href="https://www.leapmotion.com/product" text:style-name="Internet_20_link" text:visited-style-name="Visited_20_Internet_20_Link">eap</text:a></text:p>
        </text:list-item>
        <text:list-item>
          <text:p text:style-name="P50"><text:a xlink:type="simple" xlink:href="http://research.microsoft.com/en-us/downloads/8e2847f1-0e2d-48d3-b924-71400b358c17/default.aspx" text:style-name="Internet_20_link" text:visited-style-name="Visited_20_Internet_20_Link">Microsoft Touch Mouse</text:a></text:p>
        </text:list-item>
        <text:list-item>
          <text:p text:style-name="P45"><text:a xlink:type="simple" xlink:href="https://www.thalmic.com/en/myo/" text:style-name="Internet_20_link" text:visited-style-name="Visited_20_Internet_20_Link">Myo</text:a></text:p>
        </text:list-item>
        <text:list-item>
          <text:p text:style-name="P46"><text:a xlink:type="simple" xlink:href="http://www.mindmedia.info/CMS2014/en/products/systems/nexus-10-mkii" text:style-name="Internet_20_link" text:visited-style-name="Visited_20_Internet_20_Link">Nexus-10 MkII</text:a></text:p>
        </text:list-item>
        <text:list-item>
          <text:p text:style-name="P49"><text:a xlink:type="simple" xlink:href="http://sensingtex.com/pressure-sensor-tex" text:style-name="Internet_20_link" text:visited-style-name="Visited_20_Internet_20_Link">SensingTex</text:a></text:p>
        </text:list-item>
        <text:list-item>
          <text:p text:style-name="P53"><text:a xlink:type="simple" xlink:href="http://www.smartex.it/index.php/en/" text:style-name="Internet_20_link" text:visited-style-name="Visited_20_Internet_20_Link">Smartex</text:a></text:p>
        </text:list-item>
        <text:list-item>
          <text:p text:style-name="P46"><text:a xlink:type="simple" xlink:href="http://www.eyetracking-glasses.com/" text:style-name="Internet_20_link" text:visited-style-name="Visited_20_Internet_20_Link">SMI Eye Tracking Glasses</text:a></text:p>
        </text:list-item>
        <text:list-item>
          <text:p text:style-name="P46"><text:a xlink:type="simple" xlink:href="http://www.smivision.com/en/gaze-and-eye-tracking-systems/products/red-red250-red-500.html" text:style-name="Internet_20_link" text:visited-style-name="Visited_20_Internet_20_Link">SMI Red</text:a></text:p>
        </text:list-item>
        <text:list-item>
          <text:p text:style-name="P46"><text:a xlink:type="simple" xlink:href="https://theeyetribe.com/products/" text:style-name="Internet_20_link" text:visited-style-name="Visited_20_Internet_20_Link">The eye tribe</text:a></text:p>
        </text:list-item>
        <text:list-item>
          <text:p text:style-name="P51"><text:a xlink:type="simple" xlink:href="http://axivity.com/v2/index.php?page=product.php&amp;product=wax9" text:style-name="Internet_20_link" text:visited-style-name="Visited_20_Internet_20_Link">WAX9</text:a></text:p>
        </text:list-item>
        <text:list-item>
          <text:p text:style-name="P54"><text:a xlink:type="simple" xlink:href="https://en.wikipedia.org/wiki/Wii_Remote" text:style-name="Internet_20_link" text:visited-style-name="Visited_20_Internet_20_Link">Wiimote</text:a></text:p>
        </text:list-item>
        <text:list-item>
          <text:p text:style-name="P54"><text:a xlink:type="simple" xlink:href="http://www.xsens.com/products/" text:style-name="Internet_20_link" text:visited-style-name="Visited_20_Internet_20_Link">Xsens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1" style:family="table-row">
      <style:table-row-properties style:row-height="0.9cm"/>
    </style:style>
    <style:style style:name="Tabelle2.A1" style:family="table-cell">
      <style:table-cell-properties style:vertical-align="bottom"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officeooo:rsid="00378a8e" officeooo:paragraph-rsid="00378a8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officeooo:rsid="00378a8e" officeooo:paragraph-rsid="00378a8e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71cm" fo:margin-bottom="2.016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MP1">SSI Sensor Overview</text:p>
            </table:table-cell>
            <table:table-cell table:style-name="Tabelle2.A1" office:value-type="string">
              <text:p text:style-name="Table_20_Contents"/>
            </table:table-cell>
            <table:table-cell table:style-name="Tabelle2.A1" office:value-type="string">
              <text:p text:style-name="MP2"><draw:frame draw:style-name="Mfr1" draw:name="Bild1" text:anchor-type="as-char" svg:y="-1.122cm" svg:width="1.639cm" svg:height="0.647cm" draw:z-index="3"><draw:image xlink:href="Pictures/100002010000028B00000101B5AC748F.png" xlink:type="simple" xlink:show="embed" xlink:actuate="onLoad"/></draw:frame>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eiderer</meta:initial-creator>
    <meta:creation-date>2014-09-23T15:31:13.411000000</meta:creation-date>
    <dc:date>2015-03-05T15:10:28.788000000</dc:date>
    <dc:creator>Andreas Seiderer</dc:creator>
    <meta:editing-duration>PT2H11M8S</meta:editing-duration>
    <meta:editing-cycles>40</meta:editing-cycles>
    <meta:generator>LibreOffice/4.4.1.2$Windows_x86 LibreOffice_project/45e2de17089c24a1fa810c8f975a7171ba4cd432</meta:generator>
    <dc:title>SSI Sensor Overview</dc:title>
    <meta:document-statistic meta:table-count="2" meta:image-count="1" meta:object-count="0" meta:page-count="4" meta:paragraph-count="134" meta:word-count="342" meta:character-count="2125" meta:non-whitespace-character-count="1921"/>
  </office:meta>
</office:document-meta>
</file>